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rial Unicode MS" svg:font-family="'Arial Unicode M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Contents_20_Heading">
      <style:paragraph-properties fo:break-before="pag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4">
      <style:paragraph-properties>
        <style:tab-stops>
          <style:tab-stop style:position="15.501cm" style:type="right" style:leader-style="dotted" style:leader-text="."/>
        </style:tab-stops>
      </style:paragraph-properties>
    </style:style>
    <style:style style:name="P6" style:family="paragraph" style:parent-style-name="Heading_20_2">
      <style:paragraph-properties fo:break-before="page"/>
    </style:style>
    <style:style style:name="P7" style:family="paragraph" style:parent-style-name="Text_20_body" style:list-style-name="L2"/>
    <style:style style:name="T1" style:family="text">
      <style:text-properties fo:font-style="italic" style:font-style-asian="italic" style:font-style-complex="italic"/>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llisystem reference document</text:h>
      <text:p text:style-name="Text_20_body">© by Urpo Lankinen 2005</text:p>
      <text:p text:style-name="Text_20_body">This document describes the Millisystem, the RPG system used in the computer simulation <text:span text:style-name="T1">Miller's Quest!</text:span>. Note that this document may have several features (and omissions) not present in the actual simulation.</text:p>
      <text:p text:style-name="Text_20_body">The <text:span text:style-name="T1">Millisystem reference document</text:span> is distributed under the Open Gaming License 1.0a. As an additional clarification to the license, the author encourages implementation of the rules described herein in computer software, especially if the software is distributed under a license that conforms to the Debian Free Software Guideline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Table of Contents</text:p>
          </text:index-title>
          <text:p text:style-name="P2">Millisystem reference document<text:tab/>1</text:p>
          <text:p text:style-name="P3">Creature traits<text:tab/>3</text:p>
          <text:p text:style-name="P4">Basic creature traits<text:tab/>3</text:p>
          <text:p text:style-name="P5">Creature name and description<text:tab/>3</text:p>
          <text:p text:style-name="P5">Current and Maximum hit points<text:tab/>3</text:p>
          <text:p text:style-name="P5">Basic statistics<text:tab/>3</text:p>
        </text:index-body>
      </text:table-of-content>
      <text:p text:style-name="Text_20_body"/>
      <text:h text:style-name="P6" text:outline-level="2">Creature traits</text:h>
      <text:h text:style-name="Heading_20_3" text:outline-level="3">Basic creature traits</text:h>
      <text:p text:style-name="Text_20_body">All of the creatures, including the player characters, the NPCs and monsters, <text:s/>have the following distinguishing traits:</text:p>
      <text:list text:style-name="L2">
        <text:list-item>
          <text:p text:style-name="P7">Creature name, description, etc.</text:p>
        </text:list-item>
        <text:list-item>
          <text:p text:style-name="P7">Current and Maximum Hit Points.</text:p>
        </text:list-item>
        <text:list-item>
          <text:p text:style-name="P7">Basic statistics:</text:p>
          <text:list>
            <text:list-item>
              <text:p text:style-name="P7">Strength</text:p>
            </text:list-item>
            <text:list-item>
              <text:p text:style-name="P7">Dexterity</text:p>
            </text:list-item>
            <text:list-item>
              <text:p text:style-name="P7">Guts</text:p>
            </text:list-item>
            <text:list-item>
              <text:p text:style-name="P7">Intelligence</text:p>
            </text:list-item>
            <text:list-item>
              <text:p text:style-name="P7">Charm</text:p>
            </text:list-item>
          </text:list>
        </text:list-item>
      </text:list>
      <text:h text:style-name="Heading_20_4" text:outline-level="4">Creature name and description</text:h>
      <text:h text:style-name="Heading_20_4" text:outline-level="4">Current and Maximum hit points</text:h>
      <text:h text:style-name="Heading_20_4" text:outline-level="4">Basic statistics</text:h>
      <text:p text:style-name="Text_20_body">All of the basic statistics have some numeric val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rial Unicode MS" svg:font-family="'Arial Unicode M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Millisystem reference document</dc:title>
    <meta:creation-date>2005-11-01T22:43:31</meta:creation-date>
    <dc:date>2005-11-01T23:12:11</dc:date>
    <dc:language>en-US</dc:language>
    <meta:editing-cycles>11</meta:editing-cycles>
    <meta:editing-duration>PT28M12S</meta:editing-duration>
    <meta:user-defined meta:name="Info 1"/>
    <meta:user-defined meta:name="Info 2"/>
    <meta:user-defined meta:name="Info 3"/>
    <meta:user-defined meta:name="Info 4"/>
    <meta:document-statistic meta:table-count="0" meta:image-count="0" meta:object-count="0" meta:page-count="3" meta:paragraph-count="26" meta:word-count="172" meta:character-count="1165"/>
  </office:meta>
</office:document-meta>
</file>